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style:contextual-spacing="false" fo:line-height="200%"/>
      <style:text-properties officeooo:rsid="0011b6bd" officeooo:paragraph-rsid="0011b6bd"/>
    </style:style>
    <style:style style:name="P2" style:family="paragraph" style:parent-style-name="Standard">
      <style:paragraph-properties fo:margin-top="0.0398in" fo:margin-bottom="0.0398in" style:contextual-spacing="false" fo:line-height="200%" fo:text-align="center" style:justify-single-word="false"/>
      <style:text-properties officeooo:rsid="0011b6bd" officeooo:paragraph-rsid="0011b6bd"/>
    </style:style>
    <style:style style:name="P3" style:family="paragraph" style:parent-style-name="Standard">
      <style:paragraph-properties fo:margin-top="0.0398in" fo:margin-bottom="0.0398in" style:contextual-spacing="false" fo:line-height="115%" fo:text-align="start" style:justify-single-word="false"/>
      <style:text-properties officeooo:rsid="0011b6bd" officeooo:paragraph-rsid="0011b6bd"/>
    </style:style>
    <style:style style:name="P4" style:family="paragraph" style:parent-style-name="Standard">
      <style:paragraph-properties fo:margin-top="0.0398in" fo:margin-bottom="0.0398in" style:contextual-spacing="false" fo:line-height="115%" fo:text-align="start" style:justify-single-word="false"/>
      <style:text-properties officeooo:rsid="00135005" officeooo:paragraph-rsid="00135005"/>
    </style:style>
    <style:style style:name="T1" style:family="text">
      <style:text-properties officeooo:rsid="00135005"/>
    </style:style>
    <style:style style:name="T2" style:family="text">
      <style:text-properties officeooo:rsid="00153f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ah Meeker</text:p>
      <text:p text:style-name="P1">CS 420</text:p>
      <text:p text:style-name="P1">2 / 6 / 2023</text:p>
      <text:p text:style-name="P2">Lab 1</text:p>
      <text:p text:style-name="P3"><text:tab/>In Lab 1, we were task to perform bit manipulation on a decimal number depending on the bit system. Along with providing the bit representation of the decimal number given, we were to provide the one’s and two’s complement of said number. The limitations for the code were pointer variables only and is to be written in the C language. <text:span text:style-name="T1">The main reason for this lab was to have exposure to pointers and memory allocations used in the C language.</text:span></text:p>
      <text:p text:style-name="P3"/>
      <text:p text:style-name="P4"><text:tab/>To accomplish this, every variable was designated as a pointer. Every pointer was given dynamically allocated memory to hold the necessary information. There are three main pointers. Two integer pointers labeled arr and size. Arr would point to the bit array produced by the code and size would point to the bit system size given by the user. Due to the code needing to support <text:span text:style-name="T2">up to 64 bit inputs from the user. The third main pointer is a unsigned long long integer pointer. The scanf() function, provided by C’s standard IO library, is used to read in the user’s inputs. Based on the variable given to size, the arr pointer is allocated to match that size. These pointer variables are then passed to the following methods.</text:span></text:p>
      <text:p text:style-name="P4"/>
      <text:p text:style-name="P4"><text:tab/><text:span text:style-name="T2">The first method used in the code is DecToBin().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9:28:34.806610998</meta:creation-date>
    <dc:date>2023-02-06T20:38:10.297899527</dc:date>
    <meta:editing-duration>PT39M4S</meta:editing-duration>
    <meta:editing-cycles>1</meta:editing-cycles>
    <meta:generator>LibreOffice/7.3.7.2$Linux_X86_64 LibreOffice_project/30$Build-2</meta:generator>
    <meta:document-statistic meta:table-count="0" meta:image-count="0" meta:object-count="0" meta:page-count="1" meta:paragraph-count="7" meta:word-count="227" meta:character-count="1255" meta:non-whitespace-character-count="1031"/>
  </office:meta>
</office:document-meta>
</file>